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calligra="http://www.calligra.org/2005/">
  <office:scripts/>
  <office:font-face-decls>
    <style:font-face style:name="OpenSymbol" svg:font-family="OpenSymbol" style:font-charset="x-symbol"/>
    <style:font-face style:name="Sans Serif" svg:font-family="'Sans Serif'"/>
    <style:font-face style:name="Liberation Serif1" svg:font-family="'Liberation Serif'" style:font-pitch="variable"/>
    <style:font-face style:name="Sans Serif1" svg:font-family="'Sans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writing-mode="lr-tb"/>
      <style:text-properties fo:language="es" fo:country="ES" officeooo:rsid="0021cbf9" officeooo:paragraph-rsid="0032ab92"/>
    </style:style>
    <style:style style:name="P2" style:family="paragraph" style:parent-style-name="Standard">
      <style:paragraph-properties fo:margin-left="0in" fo:margin-right="0in" fo:text-align="center" style:justify-single-word="false" fo:text-indent="0in" style:auto-text-indent="false" style:writing-mode="lr-tb"/>
      <style:text-properties fo:language="es" fo:country="ES" fo:font-weight="bold" officeooo:rsid="00235fd4" officeooo:paragraph-rsid="0032ab92" style:font-weight-asian="bold" style:font-weight-complex="bold"/>
    </style:style>
    <style:style style:name="P3" style:family="paragraph" style:parent-style-name="Standard">
      <style:paragraph-properties fo:margin-left="0in" fo:margin-right="0in" fo:text-align="center" style:justify-single-word="false" fo:text-indent="0in" style:auto-text-indent="false" style:writing-mode="lr-tb"/>
      <style:text-properties fo:language="es" fo:country="ES" fo:font-weight="bold" officeooo:rsid="0023db0e" officeooo:paragraph-rsid="0032ab92" style:font-weight-asian="bold" style:font-weight-complex="bold"/>
    </style:style>
    <style:style style:name="P4" style:family="paragraph" style:parent-style-name="Text_20_body">
      <style:text-properties fo:language="es" fo:country="ES" officeooo:rsid="00343728" officeooo:paragraph-rsid="00343728"/>
    </style:style>
    <style:style style:name="P5" style:family="paragraph" style:parent-style-name="Text_20_body">
      <style:text-properties fo:language="es" fo:country="ES" officeooo:rsid="00352e72" officeooo:paragraph-rsid="00352e72"/>
    </style:style>
    <style:style style:name="P6" style:family="paragraph" style:parent-style-name="Text_20_body">
      <style:text-properties fo:language="es" fo:country="ES" officeooo:rsid="0036e98f" officeooo:paragraph-rsid="0036e98f"/>
    </style:style>
    <style:style style:name="P7" style:family="paragraph" style:parent-style-name="Text_20_body">
      <style:text-properties fo:language="es" fo:country="ES" officeooo:rsid="003aa01f" officeooo:paragraph-rsid="003aa01f"/>
    </style:style>
    <style:style style:name="P8" style:family="paragraph" style:parent-style-name="Text_20_body">
      <style:text-properties fo:language="es" fo:country="ES" officeooo:rsid="003dcc43" officeooo:paragraph-rsid="003dcc43"/>
    </style:style>
    <style:style style:name="P9" style:family="paragraph" style:parent-style-name="Text_20_body">
      <style:text-properties fo:language="es" fo:country="ES" officeooo:rsid="003ea97e" officeooo:paragraph-rsid="003ea97e"/>
    </style:style>
    <style:style style:name="P10" style:family="paragraph" style:parent-style-name="Heading_20_2">
      <style:text-properties fo:language="es" fo:country="ES" officeooo:rsid="00338f78" officeooo:paragraph-rsid="00338f78"/>
    </style:style>
    <style:style style:name="P11" style:family="paragraph" style:parent-style-name="Heading_20_2">
      <style:text-properties fo:language="es" fo:country="ES" officeooo:rsid="00343728" officeooo:paragraph-rsid="00343728"/>
    </style:style>
    <style:style style:name="P12" style:family="paragraph" style:parent-style-name="Heading_20_2">
      <style:text-properties fo:language="es" fo:country="ES" officeooo:rsid="0039278a" officeooo:paragraph-rsid="0039278a"/>
    </style:style>
    <style:style style:name="P13" style:family="paragraph" style:parent-style-name="Subtitle">
      <style:paragraph-properties fo:break-before="page"/>
    </style:style>
    <style:style style:name="P14" style:family="paragraph" style:parent-style-name="Standard" style:master-page-name="Standard">
      <style:paragraph-properties fo:margin-left="0in" fo:margin-right="0in" fo:text-align="center" style:justify-single-word="false" fo:text-indent="0in" style:auto-text-indent="false" style:page-number="1" style:writing-mode="lr-tb"/>
      <style:text-properties fo:color="#cc0000" fo:language="es" fo:country="ES" fo:font-weight="bold" officeooo:rsid="0021cbf9" officeooo:paragraph-rsid="0032ab92" style:font-weight-asian="bold" style:font-weight-complex="bold"/>
    </style:style>
    <style:style style:name="P15" style:family="paragraph" style:parent-style-name="Standard" style:master-page-name="Standard">
      <style:paragraph-properties fo:margin-left="0in" fo:margin-right="0in" fo:text-align="center" style:justify-single-word="false" fo:text-indent="0in" style:auto-text-indent="false" style:page-number="1" style:writing-mode="lr-tb"/>
      <style:text-properties fo:language="es" fo:country="ES" fo:font-weight="bold" officeooo:rsid="0023db0e" officeooo:paragraph-rsid="0021cbf9" style:font-weight-asian="bold" style:font-weight-complex="bold"/>
    </style:style>
    <style:style style:name="P16" style:family="paragraph" style:parent-style-name="Footer" style:master-page-name="Standard">
      <style:paragraph-properties fo:margin-left="0in" fo:margin-right="0in" fo:margin-top="0in" fo:margin-bottom="0in" style:contextual-spacing="false" fo:line-height="100%" fo:text-align="start" style:justify-single-word="false" fo:hyphenation-ladder-count="no-limit" fo:text-indent="0in" style:auto-text-indent="false" style:page-number="1" fo:background-color="transparent" style:writing-mode="lr-tb">
        <style:background-image/>
      </style:paragraph-properties>
      <style:text-properties fo:font-variant="normal" fo:text-transform="none" style:text-line-through-style="none" style:text-line-through-type="none" style:text-position="0% 100%" style:font-name="Sans Serif" fo:language="es" fo:country="ES" fo:font-style="normal" fo:text-shadow="none" style:text-underline-style="none" fo:font-weight="normal" style:text-underline-mode="continuous" style:text-overline-mode="continuous" style:text-line-through-mode="continuous" fo:background-color="transparent" fo:hyphenate="false"/>
    </style:style>
    <style:style style:name="P17" style:family="paragraph" style:parent-style-name="Text_20_body" style:list-style-name="L3">
      <style:paragraph-properties fo:text-align="justify" style:justify-single-word="false"/>
      <style:text-properties fo:language="es" fo:country="ES" officeooo:rsid="002b1975" officeooo:paragraph-rsid="0029a09c"/>
    </style:style>
    <style:style style:name="P18" style:family="paragraph" style:parent-style-name="Text_20_body" style:list-style-name="L3">
      <style:paragraph-properties fo:text-align="justify" style:justify-single-word="false"/>
      <style:text-properties fo:language="es" fo:country="ES" officeooo:rsid="002b1975" officeooo:paragraph-rsid="002b1975"/>
    </style:style>
    <style:style style:name="P19" style:family="paragraph" style:parent-style-name="Text_20_body" style:list-style-name="L3">
      <style:paragraph-properties fo:text-align="justify" style:justify-single-word="false"/>
      <style:text-properties fo:language="es" fo:country="ES" officeooo:rsid="002eea3f" officeooo:paragraph-rsid="00290e14"/>
    </style:style>
    <style:style style:name="P20" style:family="paragraph" style:parent-style-name="Text_20_body">
      <style:paragraph-properties fo:text-align="justify" style:justify-single-word="false"/>
      <style:text-properties fo:language="es" fo:country="ES" officeooo:rsid="004b41af" officeooo:paragraph-rsid="004b41af" fo:background-color="#ffff99"/>
    </style:style>
    <style:style style:name="P21" style:family="paragraph" style:parent-style-name="Text_20_body">
      <style:paragraph-properties fo:text-align="justify" style:justify-single-word="false"/>
      <style:text-properties fo:language="es" fo:country="ES" officeooo:rsid="004d3f45" officeooo:paragraph-rsid="0054f00c" fo:background-color="#ffff99"/>
    </style:style>
    <style:style style:name="P22" style:family="paragraph" style:parent-style-name="Text_20_body">
      <style:paragraph-properties fo:text-align="justify" style:justify-single-word="false"/>
      <style:text-properties fo:language="es" fo:country="ES" officeooo:rsid="004f1b37" officeooo:paragraph-rsid="004f1b37" fo:background-color="#ffff99"/>
    </style:style>
    <style:style style:name="P23" style:family="paragraph" style:parent-style-name="Text_20_body">
      <style:paragraph-properties fo:text-align="justify" style:justify-single-word="false"/>
      <style:text-properties fo:language="es" fo:country="ES" officeooo:rsid="00494e06" officeooo:paragraph-rsid="004b41af" fo:background-color="#ffff99"/>
    </style:style>
    <style:style style:name="P24" style:family="paragraph" style:parent-style-name="Text_20_body">
      <style:paragraph-properties fo:text-align="justify" style:justify-single-word="false"/>
      <style:text-properties fo:language="es" fo:country="ES" officeooo:rsid="004717b8" officeooo:paragraph-rsid="004717b8" fo:background-color="#ffff99"/>
    </style:style>
    <style:style style:name="P25" style:family="paragraph" style:parent-style-name="Text_20_body">
      <style:paragraph-properties fo:text-align="justify" style:justify-single-word="false"/>
      <style:text-properties fo:language="es" fo:country="ES" officeooo:rsid="004717b8" officeooo:paragraph-rsid="0054f00c" fo:background-color="#ffff99"/>
    </style:style>
    <style:style style:name="P26" style:family="paragraph" style:parent-style-name="Text_20_body">
      <style:paragraph-properties fo:text-align="justify" style:justify-single-word="false"/>
      <style:text-properties fo:language="es" fo:country="ES" officeooo:rsid="0047b9e0" officeooo:paragraph-rsid="0047b9e0" fo:background-color="#ffff99"/>
    </style:style>
    <style:style style:name="P27" style:family="paragraph" style:parent-style-name="Text_20_body">
      <style:paragraph-properties fo:text-align="justify" style:justify-single-word="false"/>
      <style:text-properties fo:language="es" fo:country="ES" officeooo:rsid="005651c1" officeooo:paragraph-rsid="005651c1" fo:background-color="#ffff99"/>
    </style:style>
    <style:style style:name="P28" style:family="paragraph" style:parent-style-name="Text_20_body">
      <style:paragraph-properties fo:text-align="justify" style:justify-single-word="false"/>
      <style:text-properties fo:language="es" fo:country="ES" officeooo:rsid="005a09c5" officeooo:paragraph-rsid="005a09c5" fo:background-color="#ffff99"/>
    </style:style>
    <style:style style:name="P29" style:family="paragraph" style:parent-style-name="Text_20_body">
      <style:paragraph-properties fo:text-align="justify" style:justify-single-word="false"/>
      <style:text-properties fo:language="es" fo:country="ES" officeooo:rsid="005a9594" officeooo:paragraph-rsid="005a9594" fo:background-color="#ffff99"/>
    </style:style>
    <style:style style:name="P30" style:family="paragraph" style:parent-style-name="Text_20_body">
      <style:paragraph-properties fo:text-align="justify" style:justify-single-word="false"/>
      <style:text-properties fo:language="es" fo:country="ES" officeooo:rsid="00598a36" officeooo:paragraph-rsid="00598a36" fo:background-color="#ffff99"/>
    </style:style>
    <style:style style:name="P31" style:family="paragraph" style:parent-style-name="Text_20_body">
      <style:paragraph-properties fo:text-align="justify" style:justify-single-word="false"/>
      <style:text-properties fo:language="es" fo:country="ES" officeooo:rsid="0057f87e" officeooo:paragraph-rsid="0057f87e" fo:background-color="#ffff99"/>
    </style:style>
    <style:style style:name="P32" style:family="paragraph" style:parent-style-name="Text_20_body">
      <style:paragraph-properties fo:text-align="justify" style:justify-single-word="false"/>
      <style:text-properties style:use-window-font-color="true" fo:language="es" fo:country="ES" officeooo:rsid="0051f27f" officeooo:paragraph-rsid="0051f27f" fo:background-color="#ffff99"/>
    </style:style>
    <style:style style:name="P33" style:family="paragraph" style:parent-style-name="Heading_20_2">
      <style:text-properties officeooo:rsid="004b41af"/>
    </style:style>
    <style:style style:name="P34" style:family="paragraph">
      <style:paragraph-properties fo:margin-left="0in" fo:margin-right="0in" fo:margin-top="0in" fo:margin-bottom="0in" fo:line-height="100%" fo:text-align="start" fo:text-indent="0in" style:writing-mode="lr-tb">
        <style:tab-stops>
          <style:tab-stop style:position="8.1063in" style:type="right"/>
        </style:tab-stops>
      </style:paragraph-properties>
      <style:text-properties fo:hyphenate="false"/>
    </style:style>
    <style:style style:name="P35" style:family="paragraph">
      <style:paragraph-properties fo:margin-left="0in" fo:margin-right="0.0138in" fo:margin-top="0in" fo:margin-bottom="0in" fo:line-height="100%" fo:text-align="start" fo:text-indent="0in" style:writing-mode="lr-tb">
        <style:tab-stops>
          <style:tab-stop style:position="0.6331in" style:type="char" style:char=","/>
        </style:tab-stops>
      </style:paragraph-properties>
      <style:text-properties fo:hyphenate="false"/>
    </style:style>
    <style:style style:name="T1" style:family="text">
      <style:text-properties officeooo:rsid="00235fd4"/>
    </style:style>
    <style:style style:name="T2" style:family="text">
      <style:text-properties officeooo:rsid="0025b626"/>
    </style:style>
    <style:style style:name="T3" style:family="text">
      <style:text-properties officeooo:rsid="002ca8c0"/>
    </style:style>
    <style:style style:name="T4" style:family="text">
      <style:text-properties officeooo:rsid="002eea3f"/>
    </style:style>
    <style:style style:name="T5" style:family="text">
      <style:text-properties officeooo:rsid="00345796"/>
    </style:style>
    <style:style style:name="T6" style:family="text">
      <style:text-properties officeooo:rsid="0037a6a3"/>
    </style:style>
    <style:style style:name="T7" style:family="text">
      <style:text-properties officeooo:rsid="0039278a"/>
    </style:style>
    <style:style style:name="T8" style:family="text">
      <style:text-properties officeooo:rsid="003c19fa"/>
    </style:style>
    <style:style style:name="T9" style:family="text">
      <style:text-properties officeooo:rsid="0040a62d"/>
    </style:style>
    <style:style style:name="T10" style:family="text">
      <style:text-properties officeooo:rsid="00453e7f"/>
    </style:style>
    <style:style style:name="T11" style:family="text">
      <style:text-properties officeooo:rsid="0047b9e0"/>
    </style:style>
    <style:style style:name="T12" style:family="text">
      <style:text-properties officeooo:rsid="00494e06"/>
    </style:style>
    <style:style style:name="T13" style:family="text">
      <style:text-properties officeooo:rsid="004b41af"/>
    </style:style>
    <style:style style:name="T14" style:family="text">
      <style:text-properties officeooo:rsid="00503ab3"/>
    </style:style>
    <style:style style:name="T15" style:family="text">
      <style:text-properties officeooo:rsid="00549b7b"/>
    </style:style>
    <style:style style:name="T16" style:family="text">
      <style:text-properties officeooo:rsid="0054f00c"/>
    </style:style>
    <style:style style:name="T17" style:family="text">
      <style:text-properties officeooo:rsid="0055dbf9"/>
    </style:style>
    <style:style style:name="T18" style:family="text">
      <style:text-properties officeooo:rsid="005651c1"/>
    </style:style>
    <style:style style:name="T19" style:family="text">
      <style:text-properties officeooo:rsid="0057f87e"/>
    </style:style>
    <style:style style:name="T20" style:family="text">
      <style:text-properties officeooo:rsid="00598a36"/>
    </style:style>
    <style:style style:name="T21" style:family="text">
      <style:text-properties fo:font-variant="normal" fo:text-transform="none" style:text-line-through-style="none" style:text-line-through-type="none" style:text-position="0% 100%" style:font-name="Sans Serif" fo:language="en" fo:country="US" fo:font-style="normal" fo:text-shadow="none" style:text-underline-style="none" fo:font-weight="normal" style:text-underline-mode="continuous" style:text-overline-mode="continuous" style:text-line-through-mode="continuous"/>
    </style:style>
    <style:style style:name="fr1" style:family="graphic" style:parent-style-name="Frame">
      <style:graphic-properties style:vertical-pos="middle" style:vertical-rel="page" style:horizontal-pos="center" style:horizontal-rel="page" fo:background-color="transparent" style:background-transparency="100%" draw:fill="solid" fo:padding="0in" fo:border="none" style:shadow="none" draw:shadow-opacity="100%">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calligra:specialborder-bottom="none" calligra:specialborder-left="none" calligra:specialborder-right="none" calligra:specialborder-top="none" draw:stroke="none" draw:fill="none" draw:textarea-vertical-align="top" draw:auto-grow-height="false" fo:padding-top="0.472in" style:protect="position size" fo:margin-left="0in" fo:margin-right="0in" fo:margin-top="0in" fo:margin-bottom="0in" style:run-through="back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2" style:family="graphic">
      <style:graphic-properties calligra:specialborder-bottom="none" calligra:specialborder-left="none" calligra:specialborder-right="none" calligra:specialborder-top="none" draw:stroke="none" draw:fill="none" draw:textarea-vertical-align="top" draw:auto-grow-height="false" style:protect="position size" fo:margin-left="0.0138in" fo:margin-right="0.0138in" fo:margin-top="0.0138in" fo:margin-bottom="0.0138in" style:run-through="background" style:wrap="none"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Headers" draw:style-name="gr1" svg:width="8.5004in" svg:height="0.9843in" svg:x="0in" svg:y="0in">
        <draw:text-box>
          <text:p text:style-name="P34"><text:span text:style-name="T21"><text:tab/></text:span></text:p>
        </draw:text-box>
      </draw:frame>
      <draw:frame text:anchor-type="page" text:anchor-page-number="1" draw:z-index="1" draw:name="Footers" draw:style-name="gr2" svg:width="0.9539in" svg:height="0.8469in" svg:x="0.0154in" svg:y="10.1236in">
        <draw:text-box>
          <text:p text:style-name="P35"><text:span text:style-name="T21"><text:tab/></text:span></text:p>
        </draw:text-box>
      </draw:frame>
      <text:p text:style-name="P15"><draw:frame draw:style-name="fr1" draw:name="Marco título" text:anchor-type="paragraph" svg:width="6.1465in" draw:z-index="2"><draw:text-box fo:min-height="0.8839in"><text:p text:style-name="P14"><text:span text:style-name="T1">BORRADOR DE </text:span>ANTEPROYECTO</text:p><text:p text:style-name="P1"/><text:p text:style-name="P2">POLO TECNOLÓGICO FERROVIARIO LA PLATA</text:p><text:p text:style-name="P2"/><text:p text:style-name="P3">TALLERES <text:span text:style-name="T10">VÍA Y OBRAS LA PLATA</text:span> – RAMALES <text:span text:style-name="T2">46 y 47 FCGR – RAMALES P Y P1 DEL FCGMB</text:span></text:p></draw:text-box></draw:frame></text:p>
      <text:p text:style-name="P13">RESUMEN EJECUTIVO</text:p>
      <text:p text:style-name="Heading_20_1">SECCIÓN 1 - ANTECEDENTES</text:p>
      <text:p text:style-name="P12">1.1 – CONTEXTO GENERAL</text:p>
      <text:p text:style-name="P7">El transporte ferroviario de cargas y pasajeros ha perdido protagonismo en Argentina a partir de la década del 60, con la llegada del desarrollismo, del Plan Larkin, las subsiguientes dictaduras militares de corte neoliberal <text:span text:style-name="T8">y las privatizaciones de la década del 90. En ese lapso, las mismas políticas que relegaron el transporte ferroviario, privilegiaron el desarrollo sin criterio del transporte automotor, llevando al escenario actual en donde tenemos pocas autopistas y carriles exclusivos para los camiones, lo que genera accidentes viales diariamente,</text:span></text:p>
      <text:p text:style-name="P8">Al mismo tiempo, este tratamiento diferencial ha llevado a que el transporte de cargas por ferrocarril sólo represente el 6% del total, con cargas altamente especializadas en manos de empresas que sólo transportan un determinado producto o un conjunto reducido de ellos, como en el caso de Nuevo Central Argentino y Ferrosur Roca.</text:p>
      <text:p text:style-name="P8">Numerosos ramales estratégicos se encuentran en estado de total abandono, siendo que los mismos permitirían, en un escenario de operación integral, transportar diversos productos hacia y desde los principales puertos y centros de carga intermodal del país, como son los puertos de Rosario, Buenos Aires, La Plata y Zárate, el Mercado Central de Buenos Aires, las plantas de Exolgan, Propulsora Siderúrgica, playa Colegiales, Patio Parada, Rosario Oeste, y un largo etcétera. Además, se priva a la red ferroviaria de la posibilidad de recuperar los trenes de carga general y variada, con carga en diversos puntos de la red.</text:p>
      <text:p text:style-name="P9">Con respecto al transporte de pasajeros, en la actualidad y a diferencia de la llamada época de oro del ferrocarril, es necesario replantear los servicios para brindar un mayor confort, eliminando plazas anacrónicas como la “clase turista” e implementando otras que sólo se prestan en pocos servicios, como la bandeja automovilera y el servicio de furgón para grandes bultos. Es necesario determinar cuáles son los actuales requerimientos del turismo y crear ofertas de transporte ferroviario que cubran necesidades que los otros medios de transporte no puedan cubrir, entre los cuales puedo mencionar el transporte de bicicletas, automóviles, bultos de gran peso, muebles, etcétera.</text:p>
      <text:p text:style-name="P11">1.2 – CONTEXTO <text:span text:style-name="T7">LOCAL</text:span></text:p>
      <text:p text:style-name="P4">El partido de La Plata tuvo desde su fundación en 1882 una fuerte identidad ferroviaria. El Pasaje Dardo Rocha, que funcionó durante muchos años como la terminal ferroviaria 19 de Noviembre; la red tranviaria que fue tendida incluso antes de la Fundación oficial de la ciudad; los ferrocarriles Sud, Oeste, Provincial y Compañía General.</text:p>
      <text:p text:style-name="P6">La década de 1940 fue la que tuvo mayor presencia ferroviaria en La Plata, con servicios ferroviarios directos a Avellaneda, Atalaya, Brandsen, González Catán, Haedo, Lezama, Mar del Plata, Mercedes, Mirapampa, Plaza Constitución, Pipinas, Punta Lara y Río Santiago; además, pocos puntos en el país había a los que no se pudiera acceder <text:soft-page-break/>combinando dos o más servicios ferroviarios. <text:span text:style-name="T6">A estos servicios había que sumar los tranviarios, que permitían llegar cómodamente a cualquiera de las estaciones principales sin necesidad de abordar ningún transporte automotor.</text:span></text:p>
      <text:p text:style-name="P5">El desarrollismo, las distintas dictaduras y el menemismo la despojaron de casi todos los servicios ferroviarios, subsistiendo en la actualidad sólo cuatro de ellos: el recientemente implementado Tren Universitario, el servicio regular entre esta ciudad y Plaza Constitución y dos servicios de cargas, uno a la Propulsora Siderúrgica y el otro a Río Santiago.</text:p>
      <text:p text:style-name="P10">1.<text:span text:style-name="T5">3</text:span> - PRIORIDADES Y OBJETIVOS</text:p>
      <text:list xml:id="list4414725633801626323" text:style-name="L3">
        <text:list-item>
          <text:p text:style-name="P17">Recuperar el predio de los ex Talleres <text:span text:style-name="T10">de Vía y Obras de La Plata</text:span>, ubicado en avenida 31 entre 52 y 55 en la localidad de Los Hornos, partido de La Plata, Buenos Aires, con el propósito de establecer allí un Polo Tecnológico de carácter ferroviario, compartido entre empresas privadas, el Instituto Nacional de Tecnología Industrial, <text:span text:style-name="T9">Trenes Argentinos S. E. y</text:span> SOFSE.</text:p>
        </text:list-item>
        <text:list-item>
          <text:p text:style-name="P18">Recuperar la <text:span text:style-name="T9">zona de vías</text:span> compartida entre el Ferrocarril General Belgrano y el Ferrocarril Roca entre los Talleres y la estación Circunvalación, así como el ramal 47 del Ferrocarril Roca, entre la estación La Plata Pasajeros y estación Circunvalación (ramal actualmente afectado a la circulación del servicio Tren Universitario), con el objetivo de correr un servicio ferroviario entre la terminal ferroviaria citada y los Talleres.</text:p>
        </text:list-item>
        <text:list-item>
          <text:p text:style-name="P18">R<text:span text:style-name="T4">ehabilitar el</text:span> ramal 46 del Ferrocarril Roca con el fin de extender los servicios ferroviarios del Tren Universitario hasta la estación Rufino de Elizalde, ubicada entre las calles 29, 76, 30 y 81 en la localidad de Los Hornos, La Plata, <text:span text:style-name="T3">y aproximadamente en la progresiva 61,8 km del ramal citado.</text:span></text:p>
        </text:list-item>
        <text:list-item>
          <text:p text:style-name="P19">Rehabilitar el ramal 48 del Ferrocarril Roca con el objetivo de recuperar un ramal estratégico para La Plata, para cargas y pasajeros, entre las estaciones Ringuelet y Brandsen. Esto permitiría fortalecer la economía de la zona de Abasto, Melchor Romero, José Hernández, Gómez, etcétera, creando la posibilidad de trasladar por ferrocarril la producción frutihortícola de esas localidades al Mercado Regional de La Plata.</text:p>
        </text:list-item>
      </text:list>
      <text:p text:style-name="Heading_20_1">SECCIÓN 2 – FUNDAMENTOS</text:p>
      <text:p text:style-name="Heading_20_2">2.1 – PROBLEMAS A SER RESUELTOS</text:p>
      <text:p text:style-name="P24">Colocar aquí los datos del INDEC sobre desempleo en la zona de La Plata; hacer hincapié en la relación entre empleos orientados a la industria automotriz, metalmecánica y mecánica con respecto al sector de servicios.</text:p>
      <text:p text:style-name="P26">Agregar la necesidad de que el Estado cuente con una cuadrilla permanente de operarios de Vía y Obras, coordinados por un sector de Ingeniería de Trenes Argentinos, el Laboratorio de Transporte Ferroviario del INTI, INTI Construcciones, etcétera.</text:p>
      <text:p text:style-name="P26">También se requiere que el mismo ferrocarril provea sus elementos primarios: rieles, <text:soft-page-break/>durmientes, aparatos de vía, vagones, coches y demás; señalar la necesidad (cotejando costos y beneficios) de hacerlo en sociedad con la República Popular de China y la Confederación Rusa.</text:p>
      <text:p text:style-name="Heading_20_2">2.2 – PARTES INTERESADAS Y BENEFICIARIOS</text:p>
      <text:p text:style-name="P25">Colocar aquí el desarrollo de lo esperado en el proyecto: creación de empleos directos e indirectos; reactivación de los dos talleres <text:span text:style-name="T16">de Vïa y Obra de </text:span>Los Hornos, y Tolosa; cooperación económica y productiva entre éstos y Astilleros Río Santiago, YPF, el Puerto y las industrias pesadas de la zona; reapertura de ramales clausurados por la dictadura. <text:span text:style-name="T11">Además señalar la intervención directa del Instituto Argentino del Transporte, el Laboratorio de Transporte Ferroviario y las inversiones estratégicas de la República Popular de China.</text:span></text:p>
      <text:p text:style-name="Heading_20_2">2.3 – <text:span text:style-name="T12">JUSTIFICACIÓN DEL PROYECTO</text:span></text:p>
      <text:p text:style-name="P23">Explicar brevemente la necesidad de contar con un Polo Tecnológico Ferroviario que utilice un predio históricamente utilizado para tal fin; justificar su emplazamiento en el ex taller de Vía y Obra de La Plata debido a la infraestructura allí existente; asimismo la existencia de mano de obra tradicional allí, la necesidad de cumplir con un objetivo incumplido desde 2003 (véase Néstor Kirchner 2003) y la oportunidad de conformar una sede permanente para el Instituto Argentino del Transporte y el Laboratorio de Transporte Ferroviario del Instituto Nacional de Tecnología Industrial, <text:span text:style-name="T13">así como empresas privadas del sector, anexos de distintas universidades nacionales y una biblioteca técnica <text:s/>especializada.</text:span></text:p>
      <text:p text:style-name="P33">2.4 – ANTECEDENTES Y ACTIVIDADES ASOCIADAS</text:p>
      <text:p text:style-name="P21">Redactar una breve historia del taller de Vía y Obras: sus actividades en el pasado, las actividades en Talleres Tolosa, los servicios ferroviarios ofrecidos en la zona de La Plata hasta 1977 (poner especial énfasis en los servicios a Magdalena, Atalaya y Pipinas, los servicios a Brandsen y los servicios de cargas vía CGBA y FCPBA).</text:p>
      <text:p text:style-name="P20">Explicar la potencial integración del Polo Tecnológico Ferroviario con la industria de la zona de Ensenada y Berisso (Propulsora Siderúrgica, Astilleros Río Santiago, YPF, el Polo Petroquímico en general, etcétera). Con respecto a la reactivación de ramales como el <text:span text:style-name="T17">R-</text:span>48, indicar su necesidad para el sector frutihortícola de Abasto, Melchor Romero, José Hernández y demás.</text:p>
      <text:p text:style-name="P22">Sobre las actividades asociadas, enumerar: sector petroquímico (transportes vía ramal G-3 <text:span text:style-name="T18">FCGB o R-37 FCGR </text:span>hacia el oeste), sector siderúrgico (actual servicio de NCA), sector minero (el viejo ramal a Punta Piedras), sector militar (servicios especiales entre Magdalena y la Patagonia), sector de cargas generales (frutihortícola hacia/desde el Mercado Regional y el Mercado Central), comestibles hacia y desde el Mercado Central vía Mármol, transporte de contenedores desde y hacia el puerto, etcétera. SEÑALAR TODOS LOS PUNTOS CON POTENCIAL EN LA ACTUALIDAD Y QUE NO SE ESTÉN EXPLOTANDO.</text:p>
      <text:p text:style-name="Heading_20_1"><text:soft-page-break/>3 – MARCO DEL PROYECTO</text:p>
      <text:p text:style-name="Heading_20_2"><text:span text:style-name="T14">3</text:span>.<text:span text:style-name="T14">1</text:span> – <text:span text:style-name="T14">EFECTOS</text:span></text:p>
      <text:p text:style-name="P32">Escribir aquí brevemente los efectos que busca el proyecto: reducir el <text:span text:style-name="T15">índice de </text:span>desempleo en <text:span text:style-name="T15">la zona de </text:span>La Plata, reactivar los ramales ferroviarios estratégicos de la zona tanto para pasajeros como para cargas, interconectar el puerto con el Mercado Regional de Frutos y el Mercado Central, La Plata Cargas, Propulsora, YPF, Talleres Tolosa, Vía y Obras Los Hornos <text:span text:style-name="T15">y</text:span> Astilleros Río Santiago; mencionar también la interconexión estratégica de los puertos de La Plata, Buenos Aires y Rosario, y la conformación de una red de transporte ferroviario de cargas con distintas playas de clasificación como Ensenada, La Plata, Tolosa, Brandsen, Villa Elisa, etcétera.</text:p>
      <text:p text:style-name="P32">Mencionar la instalación en los talleres de Vía y Obras de Los Hornos de filiales de los consorcios chinos CSR/CNR y de otras empresas ferroviarias nacionales y del Mercosur. El establecimiento de una sede permanente para el Instituto Argentino del Transporte y para el Laboratorio de Transporte Ferroviario del Instituto Nacional de Tecnología Industrial.</text:p>
      <text:p text:style-name="Heading_20_2">3.2 – RESULTADOS Y PRODUCTOS</text:p>
      <text:p text:style-name="P27">Enumerar con la mayor brevedad posible los resultados e, indentados con respecto a éstos, los productos esperables de cada uno de los resultados.</text:p>
      <text:p text:style-name="Heading_20_2">3.3 – SUSTENTABILIDAD</text:p>
      <text:p text:style-name="P27">Indicar aquí las fuentes primarias y secundarias de financiación (para la etapa de desarrollo) e ingresos (para la etapa productiva): fondos de inversión de los consorcios CSR y CNR <text:span text:style-name="T19">y</text:span> fondo<text:span text:style-name="T19">s</text:span> del Banco de <text:span text:style-name="T19">Desarrollo de</text:span> Chin<text:span text:style-name="T19">a.</text:span></text:p>
      <text:p text:style-name="P31">Con respecto a la etapa productiva, los fondos deberán provenir de las actividades desarrolladas, para lo cual es necesario sacar el máximo provecho de la red ferroviaria ociosa más allá de la zona de La Plata: los ramales 7, 8 y 18 del Ferrocarril Mitre (que conforman un triángulo entre los partidos de Luján, Tigre y Pergamino) como así también los empalmes estratégicos como Empalme Bancalari y Empalme Tagle. Revisar la posibilidad de crear un nuevo empalme en Avellaneda entre los ramales R-81 y R-39 del Ferrocarril Roca, y un puente entre el ramal R-1A y la estación Solá de cargas del mismo ferrocarril, con el fin de agilizar el transporte de cargas entre el puerto de La Plata y esta terminal multimodal.</text:p>
      <text:p text:style-name="P31">Indicar la necesidad de reactivar las distintas playas de carga y maniobras en los dos corredores principales hacia Rosario: vía San Nicolás y vía Pergamino, como así también las básculas, elevadores de granos y galpones a lo largo de toda la extensión.</text:p>
      <text:p text:style-name="P31">Señalar la necesidad de crear un Ente de Transporte de Cargas integral que reemplace a las actuales operadoras cuyas cargas son altamente <text:span text:style-name="T20">específicas y su transporte de punta a punta, dejando muchos puntos intermedios de la red sin servicio.</text:span></text:p>
      <text:p text:style-name="P30">Analizar la conveniencia de firmar un acuerdo con Correo Argentino para el transporte de encomiendas en los corredores donde se reactive el servicio de cargas.</text:p>
      <text:p text:style-name="P30"><text:soft-page-break/>Establecer un convenio con las terminales automotrices como Ford y Peugeot para que el transporte de las unidades terminadas se haga en bandeja automovilera y por ferrocarril, hasta los distintos pueblos de la red recuperada.</text:p>
      <text:p text:style-name="P30">Generar propuestas de servicios turísticos especiales para los pueblos y ciudades que cuenten con atracciones turísticas o de interés histórico, como San Antonio de Areco (véase “Tren de la Tradición”).</text:p>
      <text:p text:style-name="P30">Elaborar un informe firmado por el Instituto Argentino de Transporte y la empresa YPF con el fin de transportar combustibles y derivados por ferrocarril, utilizando los vagones cisterna actualmente estacionados en kilo 5 y otros puntos de la red.</text:p>
      <text:p text:style-name="Heading_20_2">3.4 – RIESGOS E HIPÓTESIS</text:p>
      <text:p text:style-name="P30">Señalar aquí los distintos riesgos que afronta la ejecución de este proyecto, tanto los financieros como los de carácter social o técnicos. Elaborar un plan de contingencias para cada uno de ellos, de acuerdo a la reglamentación y leyes vigentes.</text:p>
      <text:p text:style-name="P30">Crear, para el caso de los potenciales problemas técnicos, un acuerdo de trabajo con el Instituto Nacional de Tecnología Industria, el Instituto Nacional de Tecnología Agropecuaria, la CONAE (para los problemas derivados de la telefonía y posicionamiento GPS), el IGN (para la correcta georreferenciación en SIG y la elaboración de cartas topográficas), las empresas Fabricaciones Militares, COOTTAJ y Tafí Viejo (para la provisión y reacondicionamiento de vagones), etcétera.</text:p>
      <text:p text:style-name="P30">En el caso de conflictos por asentamientos precarios y otras usurpaciones de terrenos ferroviarios, crear un acuerdo con el Ministerio de Desarrollo Social para la edificación de urbanizaciones linderas con los terrenos a despejar, con el fin de minimizar cualquier conflicto derivado de la emergencia habitacional (a estas personas, además, se les puede ofrecer trabajo y capacitación para ejercer en el Ferrocarril). Si se tratara de empresas o particulares ocupando la zona de vías con fines de lucro, deberá elaborarse un protocolo de desalojo que involucre fuerzas de seguridad federales. Elaborar de antemano un modus operandi para trabajar ante eventuales recursos de amparo derivados de ésta u otras situaciones (ver caso de particular c/NCA y ADIF en San Antonio de Areco p/fumigación con glifosato).</text:p>
      <text:p text:style-name="Heading_20_1">4 – ACUERDOS DE EJECUCIÓN Y GESTIÓN</text:p>
      <text:p text:style-name="Heading_20_2">4.1 – MARCO INSTITUCIONAL Y COORDINACIÓN</text:p>
      <text:p text:style-name="P30">El proyecto actual involucra distintos organismos de Ciencia y Tecnología, entre los que se cuentan el INTI, el INTA, la CONAE y el IGN, organismos ferroviarios como SOFSE y ADIF, empresas públicas como YPF, Astilleros Río Santiago, y empresas privadas nacionales y extranjeras.</text:p>
      <text:p text:style-name="P30">En el caso de los organismos nacionales, deberán ser incluidos en el marco del Instituto Argentino de Transporte; proveyéndoles un espacio en el Taller de Vía y Obra de Los Hornos. En el caso de las empresas nacionales y extranjeras relacionadas con la producción de elementos ferroviarios, las mismas podrán ser emplazadas dentro del predio de Talleres Tolosa, o bien en el Taller de Vía y Obras de Los Hornos, si los productos <text:soft-page-break/>fueran de carácter secundario, como eclisas, matrices de fabricación de elementos, señalización, etcétera.</text:p>
      <text:p text:style-name="P30">En el caso de empresas que ya cuentan con espacios propios, el marco institucional consistirá en beneficios impositivos o de transporte.</text:p>
      <text:p text:style-name="P30">Para la coordinación de todos los organismos nacionales, es necesario crear un comité ad hoc, con el fin de coordinar los esfuerzos y evitar situaciones políticas contraproducentes, como acefalías.</text:p>
      <text:p text:style-name="Heading_20_2">4.2 – ESTRATEGIA</text:p>
      <text:p text:style-name="P28">Elaborar una hoja de ruta pensando en desarrollar en primer lugar la red estratégica, para habilitar en primer lugar el corredor alternativo de la ruta La Plata – Buenos Aires – Rosario, con sus playas de carga y clasificación completas y operativas, como así también los talleres Tolosa y Los Hornos. Esto permitirá obtener fondos con los cuales sustentar su propia operación y financiar el desarrollo, producción y recursos humanos del Instituto Argentino del Transporte, que comprende la investigación y desarrollo de nuevas tecnologías por parte del INTI y la CONAE, los programas de capacitación (tecnicaturas y carreras de grado) y posibles subvenciones a las primeras etapas de producción de las fábricas argentinas.</text:p>
      <text:p text:style-name="P28">Es necesario estudiar en profundidad la red ferroviaria abarcada en este proyecto, elaborando, para el análisis económico, las riquezas de cada una de las regiones dentro de las zonas de influencia de los ramales contenidos en ellas, las actividades con potencial de desarrollo, los costos de flete con respecto al transporte automotor, el estado de saturación de las rutas, autovías y autopistas, la diagramación de servicios de carga en forma integral con el fin de incrementar la relación costo – beneficio derivada del ahorro de combustibles, recursos humanos y mantenimiento de la red ferroviaria; la interacción de los distintos actores, la rotación del material remolcado con el fin de lograr la mayor eficiencia y la menor circulación de vehículos vacíos; también es necesario incluir entre los factores de factibilidad los reclamos de vecinos con respecto a la seguridad vial y transporte ferroviario de pasajeros. Recuérdese que es posible crear servicios de bajo costo con coches motores de fabricación nacional, como los CM-002 fabricados en Córdoba por Materfer, el Proyecto Alerce de EMEP o los viejos coches motores FIAT 7131 recuperados en los talleres de TEA.</text:p>
      <text:p text:style-name="P29">En carácter estrictamente secundario, y suplementario al desarrollo de este proyecto, es conveniente convocar a las distintas agrupaciones civiles relacionadas con el ferrocarril (Amigos del Provincial, Amigos del Ramal Victoria – Pergamino, APREF, ABTE, etcétera), con el fin de lograr la difusión y la integración de estos sectores con las obras del gobierno nac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xmlns:calligra="http://www.calligra.org/2005/">
  <office:font-face-decls>
    <style:font-face style:name="OpenSymbol" svg:font-family="OpenSymbol" style:font-charset="x-symbol"/>
    <style:font-face style:name="Sans Serif" svg:font-family="'Sans Serif'"/>
    <style:font-face style:name="Liberation Serif1" svg:font-family="'Liberation Serif'" style:font-pitch="variable"/>
    <style:font-face style:name="Sans Serif1" svg:font-family="'Sans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s" fo:country="E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902in" style:writing-mode="page"/>
      <style:text-properties fo:color="#000000" style:font-name="Liberation Serif" fo:font-size="12pt" fo:language="es" fo:country="E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hyphenation-ladder-count="no-limit" fo:text-indent="0in" style:auto-text-indent="false" fo:background-color="transparent">
        <style:background-image/>
      </style:paragraph-properties>
      <style:text-properties fo:font-variant="normal" fo:text-transform="none" fo:color="#000000" style:text-line-through-style="none" style:text-line-through-type="none" style:text-position="0% 100%" style:font-name="Sans Serif" fo:font-family="'Sans Serif'" fo:font-size="10pt" fo:font-style="normal" fo:text-shadow="none" style:text-underline-style="none" fo:font-weight="normal" style:text-underline-mode="continuous" style:text-overline-mode="continuous" style:text-line-through-mode="continuous" fo:background-color="transparent" fo:hyphenate="false"/>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L4"/>
    <style:style style:name="Alphabetical_20_List" style:display-name="Alphabetical List" style:family="paragraph" style:list-style-name="L5"/>
    <style:style style:name="Bullet_20_List" style:display-name="Bullet List" style:family="paragraph" style:list-style-name="L6"/>
    <style:style style:name="Header" style:family="paragraph" style:next-style-name="Standard" style:class="extra">
      <style:paragraph-properties fo:margin-left="0.3937in" fo:margin-right="0.3937in" fo:text-indent="0in" style:auto-text-indent="false" fo:padding="0in" fo:border-left="none" fo:border-right="none" fo:border-top="none" fo:border-bottom="2.01pt solid #ffffff"/>
      <style:text-properties fo:color="#ffffff" fo:font-size="14pt"/>
    </style:style>
    <style:style style:name="Footer" style:family="paragraph" style:next-style-name="Standard" style:class="extra">
      <style:paragraph-properties fo:margin-left="0in" fo:margin-right="0.3937in" fo:text-indent="0in" style:auto-text-indent="false"/>
      <style:text-properties fo:color="#b05648" fo:font-size="14pt"/>
    </style:style>
    <style:style style:name="Footer-Numbering" style:family="paragraph">
      <style:paragraph-properties fo:margin-left="0in" fo:margin-right="0.3937in" fo:text-indent="0in" style:auto-text-indent="false"/>
      <style:text-properties fo:color="#b05648" fo:font-size="18pt"/>
    </style:style>
    <style:style style:name="Head_20_1" style:display-name="Head 1" style:family="paragraph" style:next-style-name="Standard" style:default-outline-level="1">
      <style:text-properties fo:font-size="20pt" fo:font-weight="bold"/>
    </style:style>
    <style:style style:name="Index" style:family="paragraph" style:parent-style-name="Standard" style:class="index">
      <style:paragraph-properties text:number-lines="false" text:line-number="0"/>
    </style:style>
    <style:style style:name="Contents_20_1" style:display-name="Contents 1" style:family="paragraph" style:class="index">
      <style:paragraph-properties fo:margin-left="0in" fo:margin-right="0in" fo:text-indent="0in" style:auto-text-indent="false"/>
    </style:style>
    <style:style style:name="Contents_20_2" style:display-name="Contents 2" style:family="paragraph" style:class="index">
      <style:paragraph-properties fo:margin-left="0.111in" fo:margin-right="0in" fo:text-indent="0in" style:auto-text-indent="false"/>
    </style:style>
    <style:style style:name="Contents_20_3" style:display-name="Contents 3" style:family="paragraph" style:class="index">
      <style:paragraph-properties fo:margin-left="0.222in" fo:margin-right="0in" fo:text-indent="0in" style:auto-text-indent="false"/>
    </style:style>
    <style:style style:name="Contents_20_4" style:display-name="Contents 4" style:family="paragraph" style:class="index">
      <style:paragraph-properties fo:margin-left="0.3335in" fo:margin-right="0in" fo:text-indent="0in" style:auto-text-indent="false"/>
    </style:style>
    <style:style style:name="Contents_20_5" style:display-name="Contents 5" style:family="paragraph" style:class="index">
      <style:paragraph-properties fo:margin-left="0.4445in" fo:margin-right="0in" fo:text-indent="0in" style:auto-text-indent="false"/>
    </style:style>
    <style:style style:name="Contents_20_6" style:display-name="Contents 6" style:family="paragraph" style:class="index">
      <style:paragraph-properties fo:margin-left="0.5555in" fo:margin-right="0in" fo:text-indent="0in" style:auto-text-indent="false"/>
    </style:style>
    <style:style style:name="Contents_20_7" style:display-name="Contents 7" style:family="paragraph" style:class="index">
      <style:paragraph-properties fo:margin-left="0.6665in" fo:margin-right="0in" fo:text-indent="0in" style:auto-text-indent="false"/>
    </style:style>
    <style:style style:name="Contents_20_8" style:display-name="Contents 8" style:family="paragraph" style:class="index">
      <style:paragraph-properties fo:margin-left="0.778in" fo:margin-right="0in" fo:text-indent="0in" style:auto-text-indent="false"/>
    </style:style>
    <style:style style:name="Contents_20_9" style:display-name="Contents 9" style:family="paragraph" style:class="index">
      <style:paragraph-properties fo:margin-left="0.889in" fo:margin-right="0in" fo:text-indent="0in" style:auto-text-indent="false"/>
    </style:style>
    <style:style style:name="Contents_20_10" style:display-name="Contents 10" style:family="paragraph" style:class="index">
      <style:paragraph-properties fo:margin-left="1in" fo:margin-right="0in" fo:text-indent="0in" style:auto-text-indent="false"/>
    </style:style>
    <style:style style:name="Bibliography_20_article" style:display-name="Bibliography article" style:family="paragraph"/>
    <style:style style:name="Bibliography_20_book" style:display-name="Bibliography book" style:family="paragraph"/>
    <style:style style:name="Bibliography_20_booklet" style:display-name="Bibliography booklet" style:family="paragraph"/>
    <style:style style:name="Bibliography_20_conference" style:display-name="Bibliography conference" style:family="paragraph"/>
    <style:style style:name="Bibliography_20_email" style:display-name="Bibliography email" style:family="paragraph"/>
    <style:style style:name="Bibliography_20_inbook" style:display-name="Bibliography inbook" style:family="paragraph"/>
    <style:style style:name="Bibliography_20_incollection" style:display-name="Bibliography incollection" style:family="paragraph"/>
    <style:style style:name="Bibliography_20_inproceedings" style:display-name="Bibliography inproceedings" style:family="paragraph"/>
    <style:style style:name="Bibliography_20_journal" style:display-name="Bibliography journal" style:family="paragraph"/>
    <style:style style:name="Bibliography_20_manual" style:display-name="Bibliography manual" style:family="paragraph"/>
    <style:style style:name="Bibliography_20_mastersthesis" style:display-name="Bibliography mastersthesis" style:family="paragraph"/>
    <style:style style:name="Bibliography_20_misc" style:display-name="Bibliography misc" style:family="paragraph"/>
    <style:style style:name="Bibliography_20_phdthesis" style:display-name="Bibliography phdthesis" style:family="paragraph"/>
    <style:style style:name="Bibliography_20_proceedings" style:display-name="Bibliography proceedings" style:family="paragraph"/>
    <style:style style:name="Bibliography_20_techreport" style:display-name="Bibliography techreport" style:family="paragraph"/>
    <style:style style:name="Bibliography_20_unpublished" style:display-name="Bibliography unpublished" style:family="paragraph"/>
    <style:style style:name="Bibliography_20_www" style:display-name="Bibliography www" style:family="paragraph"/>
    <style:style style:name="Bibliography_20_custom1" style:display-name="Bibliography custom1" style:family="paragraph"/>
    <style:style style:name="Bibliography_20_custom2" style:display-name="Bibliography custom2" style:family="paragraph"/>
    <style:style style:name="Bibliography_20_custom3" style:display-name="Bibliography custom3" style:family="paragraph"/>
    <style:style style:name="Bibliography_20_custom4" style:display-name="Bibliography custom4" style:family="paragraph"/>
    <style:style style:name="Bibliography_20_custom5" style:display-name="Bibliography custom5" style:family="paragraph"/>
    <style:style style:name="Text_20_body" style:display-name="Text body" style:family="paragraph" style:parent-style-name="Standard" style:class="text">
      <style:paragraph-properties fo:margin-top="0in" fo:margin-bottom="0.0972in" style:contextual-spacing="false" fo:line-height="12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4">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i" text:start-value="1"/>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master-page-name="Standard">
      <style:paragraph-properties fo:margin-left="0in" fo:margin-right="0in" fo:margin-top="0in" fo:margin-bottom="0in" style:contextual-spacing="false" fo:line-height="100%" fo:text-align="start" style:justify-single-word="false" fo:hyphenation-ladder-count="no-limit" fo:text-indent="0in" style:auto-text-indent="false" style:page-number="1" fo:background-color="transparent" style:writing-mode="lr-tb">
        <style:background-image/>
      </style:paragraph-properties>
      <style:text-properties fo:font-variant="normal" fo:text-transform="none" style:text-line-through-style="none" style:text-line-through-type="none" style:text-position="0% 100%" style:font-name="Sans Serif" fo:language="es" fo:country="ES" fo:font-style="normal" fo:text-shadow="none" style:text-underline-style="none" fo:font-weight="normal" style:text-underline-mode="continuous" style:text-overline-mode="continuous" style:text-line-through-mode="continuous" fo:background-color="transparent" fo:hyphenate="false"/>
    </style:style>
    <style:page-layout style:name="Mpm1">
      <style:page-layout-properties fo:page-width="8.2681in" fo:page-height="11.6929in" style:num-format="1" style:print-orientation="portrait" fo:margin-top="1.3799in" fo:margin-bottom="0.5902in" fo:margin-left="1.1799in" fo:margin-right="0.7902in" fo:border="none" fo:padding="0in" style:writing-mode="lr-tb" calligra:specialborder-bottom="none" calligra:specialborder-left="none" calligra:specialborder-right="none" calligra:specialborder-top="non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39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 LibreOffice_project/420m0$Build-3</meta:generator>
    <dc:title/>
    <meta:initial-creator>Unknown</meta:initial-creator>
    <meta:editing-cycles>41</meta:editing-cycles>
    <dc:date>2014-10-25T10:43:34.277212720</dc:date>
    <meta:creation-date>2014-09-04T19:07:25</meta:creation-date>
    <meta:editing-duration>PT23H6M59S</meta:editing-duration>
    <meta:document-statistic meta:table-count="0" meta:image-count="0" meta:object-count="0" meta:page-count="7" meta:paragraph-count="62" meta:word-count="2673" meta:character-count="17248" meta:non-whitespace-character-count="14618"/>
  </office:meta>
</office:document-meta>
</file>